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2.0457in"/>
    </style:style>
    <style:style style:name="co3" style:family="table-column">
      <style:table-column-properties fo:break-before="auto" style:column-width="1.8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5.8791in" svg:height="3.0008in" svg:x="0in" svg:y="2.6669in">
            <draw:object draw:notify-on-update-of-ranges="Sheet1.A3:Sheet1.A14 Sheet1.B3:Sheet1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575in" svg:height="3.0118in" svg:x="0in" svg:y="5.6673in">
            <draw:object draw:notify-on-update-of-ranges="Sheet1.A3:Sheet1.A14 Sheet1.C3:Sheet1.C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Sample using 5000 values of RF0LF0 NORTH</text:p>
          </table:table-cell>
          <table:covered-table-cell table:style-name="ce1"/>
          <table:covered-table-cell/>
        </table:table-row>
        <table:table-row table:style-name="ro1">
          <table:table-cell table:style-name="ce2" office:value-type="string" calcext:value-type="string">
            <text:p>Sample Size (n)</text:p>
          </table:table-cell>
          <table:table-cell table:style-name="ce2" office:value-type="string" calcext:value-type="string">
            <text:p>Rejection Region ± Value X</text:p>
          </table:table-cell>
          <table:table-cell table:style-name="ce2" office:value-type="string" calcext:value-type="string">
            <text:p>Rejection Region ± Value 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41" calcext:value-type="float">
            <text:p>23.41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47" calcext:value-type="float">
            <text:p>10.47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4" calcext:value-type="float">
            <text:p>7.4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05" calcext:value-type="float">
            <text:p>6.0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24" calcext:value-type="float">
            <text:p>5.24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68" calcext:value-type="float">
            <text:p>4.6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27" calcext:value-type="float">
            <text:p>4.27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96" calcext:value-type="float">
            <text:p>3.9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7" calcext:value-type="float">
            <text:p>3.7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31" calcext:value-type="float">
            <text:p>3.31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34" calcext:value-type="float">
            <text:p>2.3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6" calcext:value-type="float">
            <text:p>1.66</text:p>
          </table:table-cell>
          <table:table-cell office:value-type="float" office:value="0.75" calcext:value-type="float">
            <text:p>0.75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16:52:01.7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3S</meta:editing-duration>
    <meta:editing-cycles>7</meta:editing-cycles>
    <meta:generator>LibreOffice/4.3.2.2$Windows_x86 LibreOffice_project/edfb5295ba211bd31ad47d0bad0118690f76407d</meta:generator>
    <dc:date>2014-12-30T17:02:20.996000000</dc:date>
    <meta:print-date>2014-12-30T17:01:10.408000000</meta:print-date>
    <meta:document-statistic meta:table-count="3" meta:cell-count="4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34cm" svg:height="7.623cm" xlink:href=".." xlink:type="simple" chart:class="chart:scatter" chart:style-name="ch1">
        <chart:title svg:x="4.315cm" svg:y="0.288cm" chart:style-name="ch2">
          <text:p>Rejection Region ± Values for X</text:p>
        </chart:title>
        <chart:plot-area chart:style-name="ch3" table:cell-range-address="Sheet1.A3:Sheet1.B14" svg:x="1.309cm" svg:y="1.219cm" svg:width="13.327cm" svg:height="5.271cm">
          <chartooo:coordinate-region svg:x="1.93cm" svg:y="1.419cm" svg:width="12.334cm" svg:height="4.424cm"/>
          <chart:axis chart:dimension="x" chart:name="primary-x" chart:style-name="ch4">
            <chart:title svg:x="6.764cm" svg:y="6.642cm" chart:style-name="ch5">
              <text:p>Sample Size (n)</text:p>
            </chart:title>
          </chart:axis>
          <chart:axis chart:dimension="y" chart:name="primary-y" chart:style-name="ch4">
            <chart:title svg:x="0.451cm" svg:y="5.882cm" chart:style-name="ch6">
              <text:p>Rejection Region ± Value X</text:p>
            </chart:title>
            <chart:grid chart:style-name="ch7" chart:class="major"/>
          </chart:axis>
          <chart:series chart:style-name="ch8" chart:values-cell-range-address="Sheet1.B3:Sheet1.B14" chart:class="chart:scatter">
            <chart:domain table:cell-range-address="Sheet1.A3:Sheet1.A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3:Sheet1.A14</svg:desc>
                </draw:g>
              </table:table-cell>
              <table:table-cell office:value-type="float" office:value="23.41">
                <text:p>23.41</text:p>
                <draw:g>
                  <svg:desc>Sheet1.B3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1.66">
                <text:p>1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79cm" svg:height="7.651cm" xlink:href=".." xlink:type="simple" chart:class="chart:scatter" chart:style-name="ch1">
        <chart:title svg:x="4.392cm" svg:y="0.289cm" chart:style-name="ch2">
          <text:p>Rejection Region ± Value for Y</text:p>
        </chart:title>
        <chart:plot-area chart:style-name="ch3" table:cell-range-address="Sheet1.A3:Sheet1.A14 Sheet1.C3:Sheet1.C14" svg:x="1.308cm" svg:y="1.221cm" svg:width="13.274cm" svg:height="5.296cm">
          <chartooo:coordinate-region svg:x="1.929cm" svg:y="1.42cm" svg:width="12.281cm" svg:height="4.45cm"/>
          <chart:axis chart:dimension="x" chart:name="primary-x" chart:style-name="ch4">
            <chart:title svg:x="6.737cm" svg:y="6.67cm" chart:style-name="ch5">
              <text:p>Sample Size (n)</text:p>
            </chart:title>
          </chart:axis>
          <chart:axis chart:dimension="y" chart:name="primary-y" chart:style-name="ch4">
            <chart:title svg:x="0.451cm" svg:y="6.122cm" chart:style-name="ch6">
              <text:p>Rejection Region ± Value for Y</text:p>
            </chart:title>
            <chart:grid chart:style-name="ch7" chart:class="major"/>
          </chart:axis>
          <chart:series chart:style-name="ch8" chart:values-cell-range-address="Sheet1.C3:Sheet1.C14" chart:class="chart:scatter">
            <chart:domain table:cell-range-address="Sheet1.A3:Sheet1.A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3:Sheet1.A14</svg:desc>
                </draw:g>
              </table:table-cell>
              <table:table-cell office:value-type="float" office:value="10.54">
                <text:p>10.54</text:p>
                <draw:g>
                  <svg:desc>Sheet1.C3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